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3.5cm" loext:decorative="false"/>
      <style:paragraph-properties style:writing-mode="lr-tb"/>
    </style:style>
    <style:style style:name="gr2" style:family="graphic" style:parent-style-name="objectwithoutfill">
      <style:graphic-properties draw:marker-end="Puntas_20_de_20_flecha_20_1" draw:marker-end-width="0.3cm" draw:fill="none" draw:textarea-vertical-align="middle" loext:decorative="false"/>
    </style:style>
    <style:style style:name="gr3" style:family="graphic" style:parent-style-name="objectwithoutfill">
      <style:graphic-properties draw:marker-end="Puntas_20_de_20_flecha_20_2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Puntas_20_de_20_flecha_20_3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Puntas_20_de_20_flecha_20_4" draw:marker-end-width="0.3cm" draw:fill="none" draw:textarea-vertical-align="middle" loext:decorative="false"/>
    </style:style>
    <style:style style:name="gr6" style:family="graphic" style:parent-style-name="standard">
      <style:graphic-properties draw:textarea-vertical-align="middle" loext:decorative="false"/>
    </style:style>
    <style:style style:name="gr7" style:family="graphic" style:parent-style-name="standard">
      <style:graphic-properties draw:textarea-horizontal-align="center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4cm" svg:height="2cm" svg:x="8cm" svg:y="1.75cm">
          <text:p text:style-name="P1">Directora general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cm" svg:height="2cm" svg:x="2.2cm" svg:y="7.75cm">
          <text:p text:style-name="P1">Directora administr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cm" svg:height="2cm" svg:x="8cm" svg:y="7.75cm">
          <text:p text:style-name="P1">Directora marketing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cm" svg:height="2cm" svg:x="13.8cm" svg:y="7.75cm">
          <text:p text:style-name="P1">Directora RR. HH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2cm" svg:x="8cm" svg:y="10.75cm">
          <text:p text:style-name="P1">Jefe de venta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2cm" svg:x="13.5cm" svg:y="10.75cm">
          <text:p text:style-name="P1">Comercia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2cm" svg:x="8cm" svg:y="10.75cm">
          <text:p text:style-name="P1">Jefe de venta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2cm" svg:x="0.2cm" svg:y="13.75cm">
          <text:p text:style-name="P1">administrativo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2cm" svg:x="4.5cm" svg:y="13.75cm">
          <text:p text:style-name="P1">Almacén y logística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25cm" svg:y1="9.75cm" svg:x2="2.3cm" svg:y2="13.8cm">
          <text:p/>
        </draw:line>
        <draw:line draw:style-name="gr3" draw:text-style-name="P2" draw:layer="layout" svg:x1="4.25cm" svg:y1="9.8cm" svg:x2="6.5cm" svg:y2="13.75cm">
          <text:p/>
        </draw:line>
        <draw:line draw:style-name="gr4" draw:text-style-name="P2" draw:layer="layout" svg:x1="10cm" svg:y1="9.8cm" svg:x2="10cm" svg:y2="10.8cm">
          <text:p/>
        </draw:line>
        <draw:line draw:style-name="gr5" draw:text-style-name="P2" draw:layer="layout" svg:x1="12cm" svg:y1="11.75cm" svg:x2="13.5cm" svg:y2="11.75cm">
          <text:p/>
        </draw:line>
        <draw:custom-shape draw:style-name="gr1" draw:text-style-name="P1" xml:id="id6" draw:id="id6" draw:layer="layout" svg:width="4cm" svg:height="2cm" svg:x="1.8cm" svg:y="3.45cm">
          <text:p text:style-name="P1">Asesora juridica</text:p>
          <draw:enhanced-geometry svg:viewBox="0 0 21600 21600" draw:type="rectangle" draw:enhanced-path="M 0 0 L 21600 0 21600 21600 0 21600 0 0 Z N"/>
        </draw:custom-shape>
        <draw:connector draw:style-name="gr6" draw:text-style-name="P1" xml:id="id4" draw:id="id4" draw:layer="layout" svg:x1="10cm" svg:y1="3.75cm" svg:x2="10cm" svg:y2="7.75cm" draw:start-shape="id1" draw:start-glue-point="2" draw:end-shape="id2" draw:end-glue-point="0" svg:d="M10000 3750v4000" svg:viewBox="0 0 1 4001">
          <text:p/>
        </draw:connector>
        <draw:connector draw:style-name="gr7" draw:text-style-name="P1" draw:layer="layout" svg:x1="15.8cm" svg:y1="7.75cm" svg:x2="10cm" svg:y2="5.75cm" draw:start-shape="id3" draw:start-glue-point="0" draw:end-shape="id4" draw:end-glue-point="0" svg:d="M15800 7750v-2000h-5800" svg:viewBox="0 0 5801 2001">
          <text:p/>
        </draw:connector>
        <draw:connector draw:style-name="gr7" draw:text-style-name="P1" draw:layer="layout" svg:x1="4.2cm" svg:y1="7.75cm" svg:x2="10cm" svg:y2="5.75cm" draw:start-shape="id5" draw:start-glue-point="0" draw:end-shape="id4" draw:end-glue-point="0" svg:d="M4200 7750v-2000h5800" svg:viewBox="0 0 5801 2001">
          <text:p/>
        </draw:connector>
        <draw:connector draw:style-name="gr7" draw:text-style-name="P1" draw:layer="layout" svg:x1="10.083cm" svg:y1="4.541cm" svg:x2="5.8cm" svg:y2="4.45cm" draw:end-shape="id6" draw:end-glue-point="1" svg:d="M10083 4541h-1891v-91h-2392" svg:viewBox="0 0 4284 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5T10:16:38.542000000</meta:creation-date>
    <dc:date>2024-09-25T10:24:44.050000000</dc:date>
    <meta:editing-duration>PT8M5S</meta:editing-duration>
    <meta:editing-cycles>1</meta:editing-cycles>
    <meta:generator>LibreOffice/24.8.0.3$Windows_X86_64 LibreOffice_project/0bdf1299c94fe897b119f97f3c613e9dca6be583</meta:generator>
    <meta:document-statistic meta:object-count="18"/>
  </office:meta>
</office:document-meta>
</file>